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76fa3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853be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934d5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d9e70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3b4cd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d7836" officeooo:paragraph-rsid="008d7836" style:font-name-asian="DejaVu Math TeX Gyr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不着相</text:p>
      <text:p text:style-name="P2"/>
      <text:p text:style-name="P3">努力去改變能改變的</text:p>
      <text:p text:style-name="P3">問心無愧即可</text:p>
      <text:p text:style-name="P3">當世事不盡如人意時</text:p>
      <text:p text:style-name="P3">不着於相</text:p>
      <text:p text:style-name="P3">也無須悲傷欲絕</text:p>
      <text:p text:style-name="P3">需明白</text:p>
      <text:p text:style-name="P3">世界只是個舞臺</text:p>
      <text:p text:style-name="P3">每次場景都不同</text:p>
      <text:p text:style-name="P3">時空也不一樣</text:p>
      <text:p text:style-name="P4">天上一日</text:p>
      <text:p text:style-name="P4">人間也許千年</text:p>
      <text:p text:style-name="P3">但無論在哪個時空</text:p>
      <text:p text:style-name="P3">我們的心皆一樣</text:p>
      <text:p text:style-name="P3">舞臺</text:p>
      <text:p text:style-name="P5">不過是爲了修心</text:p>
      <text:p text:style-name="P5">和練習愛而存在</text:p>
      <text:p text:style-name="P3"/>
      <text:p text:style-name="P3">真正的愛</text:p>
      <text:p text:style-name="P3">能融穿冰河世紀</text:p>
      <text:p text:style-name="P3">她善良而不虛僞</text:p>
      <text:p text:style-name="P3">或許 <text:s text:c="2"/>會遍體鱗傷</text:p>
      <text:p text:style-name="P3">但永遠不會失敗</text:p>
      <text:p text:style-name="P3"/>
      <text:p text:style-name="P3">真正的愛</text:p>
      <text:p text:style-name="P3">即使隔着時空</text:p>
      <text:p text:style-name="P3">也能聽到 和感受到</text:p>
      <text:p text:style-name="P3">即使沒有了肉體</text:p>
      <text:p text:style-name="P7">愛 <text:s/></text:p>
      <text:p text:style-name="P7">也一直永遠存在</text:p>
      <text:p text:style-name="P6"/>
      <text:p text:style-name="P8">我們的世界</text:p>
      <text:p text:style-name="P8">爲愛而存在</text:p>
      <text:p text:style-name="P3">而我們是爲愛而來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2T20:42:29.816881693</dc:date>
    <meta:editing-duration>PT4H1M32S</meta:editing-duration>
    <meta:editing-cycles>162</meta:editing-cycles>
    <meta:document-statistic meta:table-count="0" meta:image-count="0" meta:object-count="0" meta:page-count="1" meta:paragraph-count="31" meta:word-count="185" meta:character-count="191" meta:non-whitespace-character-count="185"/>
  </office:meta>
</office:document-meta>
</file>